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428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0.00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18cm" fo:margin-left="2.247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12.54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18cm" fo:margin-left="2.247cm" table:align="left"/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12.54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983cm" fo:margin-left="2.247cm" table:align="left"/>
    </style:style>
    <style:style style:name="Table4.A" style:family="table-column">
      <style:table-column-properties style:column-width="0.397cm"/>
    </style:style>
    <style:style style:name="Table4.B" style:family="table-column">
      <style:table-column-properties style:column-width="5.58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195cm" fo:margin-left="1.247cm" table:align="left"/>
    </style:style>
    <style:style style:name="Table5.A" style:family="table-column">
      <style:table-column-properties style:column-width="0.425cm"/>
    </style:style>
    <style:style style:name="Table5.B" style:family="table-column">
      <style:table-column-properties style:column-width="5.7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078cm" fo:margin-left="1.247cm" table:align="left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3.65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9.311cm" fo:margin-left="0.196cm" table:align="left"/>
    </style:style>
    <style:style style:name="Table7.A" style:family="table-column">
      <style:table-column-properties style:column-width="1.482cm"/>
    </style:style>
    <style:style style:name="Table7.B" style:family="table-column">
      <style:table-column-properties style:column-width="17.82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37cm" fo:margin-left="1.247cm" table:align="left"/>
    </style:style>
    <style:style style:name="Table8.A" style:family="table-column">
      <style:table-column-properties style:column-width="0.425cm"/>
    </style:style>
    <style:style style:name="Table8.B" style:family="table-column">
      <style:table-column-properties style:column-width="8.94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713cm" fo:margin-left="1.247cm" table:align="left"/>
    </style:style>
    <style:style style:name="Table9.A" style:family="table-column">
      <style:table-column-properties style:column-width="0.425cm"/>
    </style:style>
    <style:style style:name="Table9.B" style:family="table-column">
      <style:table-column-properties style:column-width="4.2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4.45cm" fo:margin-left="1.247cm" table:align="left"/>
    </style:style>
    <style:style style:name="Table10.A" style:family="table-column">
      <style:table-column-properties style:column-width="0.425cm"/>
    </style:style>
    <style:style style:name="Table10.B" style:family="table-column">
      <style:table-column-properties style:column-width="14.02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6.251cm" fo:margin-left="1.247cm" table:align="left"/>
    </style:style>
    <style:style style:name="Table11.A" style:family="table-column">
      <style:table-column-properties style:column-width="0.425cm"/>
    </style:style>
    <style:style style:name="Table11.B" style:family="table-column">
      <style:table-column-properties style:column-width="35.82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713cm" fo:margin-left="1.247cm" table:align="left"/>
    </style:style>
    <style:style style:name="Table12.A" style:family="table-column">
      <style:table-column-properties style:column-width="0.425cm"/>
    </style:style>
    <style:style style:name="Table12.B" style:family="table-column">
      <style:table-column-properties style:column-width="4.28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6.251cm" fo:margin-left="1.247cm" table:align="left"/>
    </style:style>
    <style:style style:name="Table13.A" style:family="table-column">
      <style:table-column-properties style:column-width="0.425cm"/>
    </style:style>
    <style:style style:name="Table13.B" style:family="table-column">
      <style:table-column-properties style:column-width="35.82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0.216cm" fo:margin-left="1.247cm" table:align="left"/>
    </style:style>
    <style:style style:name="Table14.A" style:family="table-column">
      <style:table-column-properties style:column-width="0.425cm"/>
    </style:style>
    <style:style style:name="Table14.B" style:family="table-column">
      <style:table-column-properties style:column-width="9.79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4.925cm" fo:margin-left="1.247cm" table:align="left"/>
    </style:style>
    <style:style style:name="Table15.A" style:family="table-column">
      <style:table-column-properties style:column-width="0.425cm"/>
    </style:style>
    <style:style style:name="Table15.B" style:family="table-column">
      <style:table-column-properties style:column-width="4.5cm"/>
    </style:style>
    <style:style style:name="Table1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fo:text-align="end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rsid="0014d37f" officeooo:paragraph-rsid="0014d37f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Preformatted_20_Text">
      <style:text-properties fo:color="#336600"/>
    </style:style>
    <style:style style:name="P10" style:family="paragraph" style:parent-style-name="Preformatted_20_Text">
      <style:text-properties fo:color="#336600" officeooo:paragraph-rsid="0013ca5d"/>
    </style:style>
    <style:style style:name="P11" style:family="paragraph" style:parent-style-name="Preformatted_20_Text">
      <style:paragraph-properties fo:margin-top="0cm" fo:margin-bottom="0.499cm" style:contextual-spacing="false"/>
      <style:text-properties fo:color="#336600"/>
    </style:style>
    <style:style style:name="P12" style:family="paragraph" style:parent-style-name="List_20_Heading" style:list-style-name="L1"/>
    <style:style style:name="T1" style:family="text">
      <style:text-properties officeooo:rsid="00108420"/>
    </style:style>
    <style:style style:name="T2" style:family="text">
      <style:text-properties fo:color="#3366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anager.linode.com/session/signu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manager.linode.com/session/signu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onfiguring MySQL Master-Master <text:s text:c="3"/>Replication</text:h>
      <text:p text:style-name="Text_20_body"/>
      <text:h text:style-name="Heading_20_2" text:outline-level="2"><text:bookmark text:name="install-mysql"/>Install MySQL</text:h>
      <text:p text:style-name="Text_20_body">Use the following commands to install MySQL on each of the Linod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1</text:p>
            <text:p text:style-name="P1">2</text:p>
            <text:p text:style-name="P3">3</text:p>
          </table:table-cell>
          <table:table-cell table:style-name="Table1.A1" office:value-type="string">
            <text:p text:style-name="P9">sudo apt-get update</text:p>
            <text:p text:style-name="P9">sudo apt-get upgrade -y</text:p>
            <text:p text:style-name="P11">sudo apt-get install mysql-server mysql-client</text:p>
          </table:table-cell>
        </table:table-row>
      </table:table>
      <text:h text:style-name="Heading_20_2" text:outline-level="2"><text:bookmark text:name="edit-mysqls-configuration"/>Edit MySQL’s Configuration</text:h>
      <text:list xml:id="list4974454292464864692" text:style-name="L1">
        <text:list-item>
          <text:p text:style-name="P4">Edit the <text:span text:style-name="Source_20_Text">/etc/mysql/my.cnf</text:span> file on each of the Linodes. Add or modify the following values:</text:p>
          <text:p text:style-name="P4"><text:span text:style-name="Strong_20_Emphasis">Server 1:</text:span></text:p>
          <text:p text:style-name="P12">/etc/mysql/my.cnf 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3">10</text:p>
          </table:table-cell>
          <table:table-cell table:style-name="Table2.A1" office:value-type="string">
            <text:p text:style-name="P9">server_id <text:s text:c="10"/>= 1</text:p>
            <text:p text:style-name="P9">log_bin <text:s text:c="12"/>= /var/log/mysql/mysql-bin.log</text:p>
            <text:p text:style-name="P9">log_bin_index <text:s text:c="6"/>= /var/log/mysql/mysql-bin.log.index</text:p>
            <text:p text:style-name="P9">relay_log <text:s text:c="10"/>= /var/log/mysql/mysql-relay-bin</text:p>
            <text:p text:style-name="P9">relay_log_index <text:s text:c="4"/>= /var/log/mysql/mysql-relay-bin.index</text:p>
            <text:p text:style-name="P9">expire_logs_days <text:s text:c="3"/>= 10</text:p>
            <text:p text:style-name="P9">max_binlog_size <text:s text:c="4"/>= 100M</text:p>
            <text:p text:style-name="P9">log_slave_updates <text:s text:c="2"/>= 1</text:p>
            <text:p text:style-name="P9">auto-increment-increment = 2</text:p>
            <text:p text:style-name="P11">auto-increment-offset = 1</text:p>
          </table:table-cell>
        </table:table-row>
      </table:table>
      <text:list xml:id="list163553706416325" text:continue-numbering="true" text:style-name="L1">
        <text:list-header>
          <text:p text:style-name="P4"><text:span text:style-name="Strong_20_Emphasis">Server 2:</text:span></text:p>
          <text:p text:style-name="P12">/etc/mysql/my.cnf 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3">10</text:p>
          </table:table-cell>
          <table:table-cell table:style-name="Table3.A1" office:value-type="string">
            <text:p text:style-name="P9">server_id <text:s text:c="10"/>= 2</text:p>
            <text:p text:style-name="P9">log_bin <text:s text:c="12"/>= /var/log/mysql/mysql-bin.log</text:p>
            <text:p text:style-name="P9">log_bin_index <text:s text:c="6"/>= /var/log/mysql/mysql-bin.log.index</text:p>
            <text:p text:style-name="P9">relay_log <text:s text:c="10"/>= /var/log/mysql/mysql-relay-bin</text:p>
            <text:p text:style-name="P9">relay_log_index <text:s text:c="4"/>= /var/log/mysql/mysql-relay-bin.index</text:p>
            <text:p text:style-name="P9">expire_logs_days <text:s text:c="3"/>= 10</text:p>
            <text:p text:style-name="P9">max_binlog_size <text:s text:c="4"/>= 100M</text:p>
            <text:p text:style-name="P9">log_slave_updates <text:s text:c="2"/>= 1</text:p>
            <text:p text:style-name="P9">auto-increment-increment = 2</text:p>
            <text:p text:style-name="P11">auto-increment-offset = 2</text:p>
          </table:table-cell>
        </table:table-row>
      </table:table>
      <text:list xml:id="list163554065870589" text:continue-numbering="true" text:style-name="L1">
        <text:list-item>
          <text:p text:style-name="P4">For each of the Linodes, edit the <text:span text:style-name="Source_20_Text">bind-address</text:span> configuration in order to use the private IP addresses:</text:p>
          <text:p text:style-name="P12">/etc/mysql/my.cnf 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11"><text:span text:style-name="T1">#</text:span>bind-address <text:s text:c="3"/>= x.x.x.x</text:p>
          </table:table-cell>
        </table:table-row>
      </table:table>
      <text:list xml:id="list163554614613011" text:continue-numbering="true" text:style-name="L1">
        <text:list-item>
          <text:p text:style-name="P4"><text:soft-page-break/>Once completed, restart the MySQL application: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11">sudo service mysql restart</text:p>
          </table:table-cell>
        </table:table-row>
      </table:table>
      <text:h text:style-name="Heading_20_2" text:outline-level="2"><text:bookmark text:name="create-replication-users"/>Create Replication Users</text:h>
      <text:list xml:id="list3827158975510193755" text:style-name="L2">
        <text:list-item>
          <text:p text:style-name="P5">Log in to MySQL on each of the Linodes: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11">mysql -u root -p</text:p>
          </table:table-cell>
        </table:table-row>
      </table:table>
      <text:list xml:id="list163554434201070" text:continue-numbering="true" text:style-name="L2">
        <text:list-item>
          <text:p text:style-name="P5">Configure the replication users on each Linode. Replace <text:span text:style-name="Source_20_Text">x.x.x.x</text:span> with the private IP address of the opposing Linode, and <text:span text:style-name="Source_20_Text">password</text:span> with a strong password: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2"><text:span text:style-name="T2">GRANT REPLICATION SLAVE ON *.* TO 'replication'@'x.x.x.x' IDENTIFIED BY 'password'</text:span>;</text:p>
          </table:table-cell>
        </table:table-row>
      </table:table>
      <text:list xml:id="list163553109756190" text:continue-numbering="true" text:style-name="L2">
        <text:list-item>
          <text:p text:style-name="P5">Run the following command to test the configuration. Use the private IP address of the opposing Linode: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1</text:p>
          </table:table-cell>
          <table:table-cell table:style-name="Table8.A1" office:value-type="string">
            <text:p text:style-name="P11">mysql -ureplication -p -h x.x.x.x -P 3306</text:p>
          </table:table-cell>
        </table:table-row>
      </table:table>
      <text:list xml:id="list163553469083324" text:continue-numbering="true" text:style-name="L2">
        <text:list-header>
          <text:p text:style-name="P5">This command should connect you to the remote server’s MySQL instance.</text:p>
        </text:list-header>
      </text:list>
      <text:h text:style-name="Heading_20_2" text:outline-level="2"><text:bookmark text:name="configure-database-replication"/>Configure Database Replication</text:h>
      <text:list xml:id="list7765228059744236304" text:style-name="L3">
        <text:list-item>
          <text:p text:style-name="P6">While logged into MySQL on Server 1, query the master status: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1</text:p>
          </table:table-cell>
          <table:table-cell table:style-name="Table9.A1" office:value-type="string">
            <text:p text:style-name="P11">SHOW MASTER STATUS;</text:p>
          </table:table-cell>
        </table:table-row>
      </table:table>
      <text:list xml:id="list163554060672183" text:continue-numbering="true" text:style-name="L3">
        <text:list-header>
          <text:p text:style-name="P6">Note the file and position values that are displayed:</text:p>
        </text:list-header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3">7</text:p>
          </table:table-cell>
          <table:table-cell table:style-name="Table10.A1" office:value-type="string">
            <text:p text:style-name="P9">mysql&gt; SHOW MASTER STATUS;</text:p>
            <text:p text:style-name="P9">+------------------+----------+--------------+------------------+</text:p>
            <text:p text:style-name="P9">| File <text:s text:c="12"/>| Position | Binlog_Do_DB | Binlog_Ignore_DB |</text:p>
            <text:p text:style-name="P9">+------------------+----------+--------------+------------------+</text:p>
            <text:p text:style-name="P9">| mysql-bin.000001 | <text:s text:c="5"/>277 | <text:s text:c="13"/>| <text:s text:c="17"/>|</text:p>
            <text:p text:style-name="P9">+------------------+----------+--------------+------------------+</text:p>
            <text:p text:style-name="P11">1 row in set (0.00 sec)</text:p>
          </table:table-cell>
        </table:table-row>
      </table:table>
      <text:list xml:id="list163553771293067" text:continue-numbering="true" text:style-name="L3">
        <text:list-item>
          <text:p text:style-name="P6">On Server 2 at the MySQL prompt, set up the slave functionality for that database. Replace<text:span text:style-name="Source_20_Text">x.x.x.x</text:span> with the private IP from the first server. Also replace the value for <text:span text:style-name="Source_20_Text">master_log_file</text:span> with the file value from the previous step, and the value for <text:span text:style-name="Source_20_Text">master_log_pos</text:span> with the position value.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1</text:p>
            <text:p text:style-name="P1">2</text:p>
            <text:p text:style-name="P3">3</text:p>
          </table:table-cell>
          <table:table-cell table:style-name="Table11.A1" office:value-type="string">
            <text:p text:style-name="P9">SLAVE STOP;</text:p>
            <text:p text:style-name="P10">CHANGE MASTER TO master_host='x.x.x.x', master_port=3306, </text:p>
            <text:p text:style-name="P10">master_user='replication', master_password='password', </text:p>
            <text:p text:style-name="P10">master_log_file='mysql-bin.000001', master_log_pos=106;</text:p>
            <text:p text:style-name="P11">SLAVE START;</text:p>
          </table:table-cell>
        </table:table-row>
      </table:table>
      <text:list xml:id="list163555216042309" text:continue-numbering="true" text:style-name="L3">
        <text:list-item>
          <text:p text:style-name="P6">On Server 2, query the master status. Again note the file and position values.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">1</text:p>
          </table:table-cell>
          <table:table-cell table:style-name="Table12.A1" office:value-type="string">
            <text:p text:style-name="P11">SHOW MASTER STATUS;</text:p>
          </table:table-cell>
        </table:table-row>
      </table:table>
      <text:list xml:id="list163554803717930" text:continue-numbering="true" text:style-name="L3">
        <text:list-item>
          <text:p text:style-name="P6">Set the slave database status on Server 1, replacing the same values swapped in step 2 with <text:soft-page-break/>those from the Server 2.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1</text:p>
            <text:p text:style-name="P1">2</text:p>
            <text:p text:style-name="P3">3</text:p>
          </table:table-cell>
          <table:table-cell table:style-name="Table13.A1" office:value-type="string">
            <text:p text:style-name="P9">SLAVE STOP;</text:p>
            <text:p text:style-name="P10">CHANGE MASTER TO master_host='x.x.x.x', master_port=3306, </text:p>
            <text:p text:style-name="P10"><text:s/>master_user='replication', master_password='password', </text:p>
            <text:p text:style-name="P10"><text:s/>master_log_file='mysql-bin.000001', master_log_pos=277;</text:p>
            <text:p text:style-name="P11">SLAVE START;</text:p>
          </table:table-cell>
        </table:table-row>
      </table:table>
      <text:list xml:id="list163554201382283" text:continue-numbering="true" text:style-name="L3">
        <text:list-item>
          <text:p text:style-name="P6">Test by creating a database and inserting a row:</text:p>
          <text:p text:style-name="P6">Server 1: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1</text:p>
            <text:p text:style-name="P3">2</text:p>
          </table:table-cell>
          <table:table-cell table:style-name="Table14.A1" office:value-type="string">
            <text:p text:style-name="P9">create database test;</text:p>
            <text:p text:style-name="P11">create table test.flowers (`id` varchar(10));</text:p>
          </table:table-cell>
        </table:table-row>
      </table:table>
      <text:list xml:id="list163555234147340" text:continue-numbering="true" text:style-name="L3">
        <text:list-header>
          <text:p text:style-name="P6">Server 2:</text:p>
        </text:list-header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">1</text:p>
          </table:table-cell>
          <table:table-cell table:style-name="Table15.A1" office:value-type="string">
            <text:p text:style-name="P11">show tables in test;</text:p>
          </table:table-cell>
        </table:table-row>
      </table:table>
      <text:p text:style-name="Text_20_body">When queried, you should see the tables from Server 1 replicated on Server 2. Congratulations, you now have a MySQL Master-Master cluster!</text:p>
      <text:p text:style-name="Text_20_body"/>
      <text:p text:style-name="Text_20_body"/>
      <text:p text:style-name="Text_20_body"/>
      <text:p text:style-name="P7">Reffer link <text:s/></text:p>
      <text:p text:style-name="P7"/>
      <text:p text:style-name="P7">https://www.linode.com/docs/databases/mysql/mysql-master-master-replic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01:57.001319328</meta:creation-date>
    <dc:date>2016-11-09T16:35:52.991510522</dc:date>
    <meta:editing-duration>PT2M20S</meta:editing-duration>
    <meta:editing-cycles>4</meta:editing-cycles>
    <meta:generator>LibreOffice/4.2.8.2$Linux_X86_64 LibreOffice_project/420m0$Build-2</meta:generator>
    <meta:document-statistic meta:table-count="15" meta:image-count="0" meta:object-count="0" meta:page-count="3" meta:paragraph-count="125" meta:word-count="516" meta:character-count="3728" meta:non-whitespace-character-count="3194"/>
  </office:meta>
</office:document-meta>
</file>